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df5" officeooo:paragraph-rsid="000c3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senha, 1234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1:03:37.180822159</meta:creation-date>
    <dc:date>2025-01-17T11:04:22.276521145</dc:date>
    <meta:editing-duration>PT4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